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34fc" officeooo:paragraph-rsid="00093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owa dla Tomasza Rajda z firma Google.</text:p>
      <text:p text:style-name="P1">Wynagrodzenie to 15000 PLN brutto.</text:p>
      <text:p text:style-name="Standard">Okres wypowiedzenia to trzy miesią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20:24:13.945415149</meta:creation-date>
    <dc:date>2025-11-18T20:26:20.159775240</dc:date>
    <meta:editing-duration>PT2M6S</meta:editing-duration>
    <meta:editing-cycles>1</meta:editing-cycles>
    <meta:generator>LibreOffice/25.8.2.2$Linux_X86_64 LibreOffice_project/580$Build-2</meta:generator>
    <meta:document-statistic meta:table-count="0" meta:image-count="0" meta:object-count="0" meta:page-count="1" meta:paragraph-count="3" meta:word-count="17" meta:character-count="110" meta:non-whitespace-character-count="96"/>
  </office:meta>
</office:document-meta>
</file>